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in"/>
    </style:style>
    <style:style style:name="co2" style:family="table-column">
      <style:table-column-properties fo:break-before="auto" style:column-width="3.25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material</text:p>
          </table:table-cell>
          <table:table-cell office:value-type="string">
            <text:p>text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Lavet i silikone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Coveret er lavet af blødt TPU materiale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Beskyt dit ur med et silikone [DEVICE] cover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Hele urkassen er dækket med dette silikone cover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Stødabsorberende TPU cover til [DEVICE]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Stødabsorberende [DEVICE] cover i silikone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Beskyt din [DEVICE] med et silikone cover.</text:p>
          </table:table-cell>
        </table:table-row>
        <table:table-row table:style-name="ro1">
          <table:table-cell office:value-type="string">
            <text:p>Silicone / TPU</text:p>
          </table:table-cell>
          <table:table-cell office:value-type="string">
            <text:p>Lavet af kvalitets TPU materiale. Blødt og holdbart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Cover til [DEVICE] lavet af plastik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Plastik [DEVICE] cover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Lavet af hård plastik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Lavet af kvalitets plastmateriale. Hårdt og holdbart.</text:p>
          </table:table-cell>
        </table:table-row>
        <table:table-row table:style-name="ro1">
          <table:table-cell office:value-type="string">
            <text:p>Plastic</text:p>
          </table:table-cell>
          <table:table-cell office:value-type="string">
            <text:p>Lavet af plastik. Let og holdbart.</text:p>
          </table:table-cell>
        </table:table-row>
      </table:table>
      <table:table table:name="se" table:style-name="ta1" table:print="false">
        <table:table-column table:style-name="co3" table:number-columns-repeated="2" table:default-cell-style-name="Default"/>
        <table:table-row table:style-name="ro1">
          <table:table-cell office:value-type="string">
            <text:p>material</text:p>
          </table:table-cell>
          <table:table-cell office:value-type="string">
            <text:p>tex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5:3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6T15:39:55</dc:date>
    <meta:editing-duration>PT33S</meta:editing-duration>
    <meta:editing-cycles>1</meta:editing-cycles>
    <meta:document-statistic meta:table-count="2" meta:cell-count="30" meta:object-count="0"/>
  </office:meta>
</office:document-meta>
</file>